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232a2" officeooo:paragraph-rsid="000232a2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232a2" officeooo:paragraph-rsid="000232a2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еория</text:p>
      <text:p text:style-name="P3">Давайте разберем ваши вопросы по порядку:</text:p>
      <text:p text:style-name="P3"/>
      <text:p text:style-name="P3">1. Корректность</text:p>
      <text:p text:style-name="P3"/>
      <text:p text:style-name="P3">Программа считается корректной, если она удовлетворяет своей спецификации. Это означает, что для всех допустимых входных данных , программа завершает работу и выдает выходные данные, соответствующие постусловиям и функциональным требованиям спецификации. </text:p>
      <text:p text:style-name="P3">Корректность:Соответствие спецификации (что делает).</text:p>
      <text:p text:style-name="P3">Надежность:Способность работать правильно *и* устойчиво (как делает, насколько стабильно).</text:p>
      <text:p text:style-name="P3">Пример надежной, но некорректной программы:</text:p>
      <text:p text:style-name="P3">2. Эталоны <text:s/>корректности</text:p>
      <text:p text:style-name="P3">Спецификация программы:</text:p>
      <text:p text:style-name="P3">Это формальное или неформальное описание того, что должна делать программа , не описывая как она это делает. Это контракт между программой и ее пользователем.</text:p>
      <text:p text:style-name="P3">Необходимость для корректности: Без спецификации невозможно определить, корректна ли программа. Корректность определяется исключительно относительно спецификации. Если нет четкого определения "что должно быть", нельзя проверить, соответствует ли программа этому "что".</text:p>
      <text:p text:style-name="P3">Виды спецификаций:</text:p>
      <text:p text:style-name="P3">Функциональные требования: Описывают основную функциональность системы/компонента - что она должна делать (например, "Система должна позволять пользователю добавлять товары в корзину").</text:p>
      <text:p text:style-name="P3">Предусловие: Условия, которые должны быть истинныи перед вызовом функции/метода/операции. Это ответственность вызывающего кода. Если предусловие нарушено, поведение программы не определено (она может упасть, вернуть ошибку, <text:soft-page-break/>или сделать что угодно). Пример: "Список `numbers` не пуст", Параметр `index` находится в диапазоне.</text:p>
      <text:p text:style-name="P3">Постусловие: Условия, которые гарантированно будут истинны после успешного выполнения функции/метода/операции при условии, что были выполнены предусловия. Это ответственность самой функции. Описывает результат выполнения и изменения состояния. </text:p>
      <text:p text:style-name="P3">Пример: "Возвращаемое значение равно сумме всех элементов списка `numbers`", "Элемент по индексу `index` удален из списка".</text:p>
      <text:p text:style-name="P3">Инвариант: Условие, которое всегда истинно в определенные моменты времени (обычно в начале и конце каждой итерации цикла, или до/после каждого публичного метода класса). Для класса - это условие, характеризующее допустимое состояние объекта. Для цикла - условие, истинное перед началом каждой итерации и после ее завершения, связывающее данные цикла с целью его выполнения.</text:p>
      <text:p text:style-name="P3"/>
      <text:p text:style-name="P3">3. Методы проверки корректности</text:p>
      <text:p text:style-name="P3"/>
      <text:p text:style-name="P3">Тестирование:</text:p>
      <text:p text:style-name="P3">Суть: Выполнение программы на конкретных наборах входных данных в контролируемом окружении и проверка, соответствуют ли фактические результаты ожидаемым результатам.</text:p>
      <text:p text:style-name="P3">Сильные стороны:</text:p>
      <text:p text:style-name="P3">Может находить реальные ошибки в реализации.</text:p>
      <text:p text:style-name="P3">Относительно просто внедрить и выполнить (особенно модульное тестирование).</text:p>
      <text:p text:style-name="P3">Может проверять нефункциональные свойства (производительность).</text:p>
      <text:p text:style-name="P3">Хорошо подходит для проверки сложных сценариев взаимодействия.</text:p>
      <text:p text:style-name="P3">Слабые стороны:</text:p>
      <text:p text:style-name="P3"><text:soft-page-break/>Проверяет только конкретные входные данные.</text:p>
      <text:p text:style-name="P3">Не может доказать отсутствие ошибок.</text:p>
      <text:p text:style-name="P3">Трудоемко для полного покрытия всех возможных входов.</text:p>
      <text:p text:style-name="P3">Требует написания и поддержки тестового кода.</text:p>
      <text:p text:style-name="P3">Тестовый сценарий/Тест-кейс:</text:p>
      <text:p text:style-name="P3"><text:s/>Конкретный набор шагов, входных данных, условий выполнения и ожидаемых результатов, разработанный для проверки определенного аспекта функциональности программы. Описывает *что* тестировать, *как* тестировать и что ожидать.</text:p>
      <text:p text:style-name="P3"/>
      <text:p text:style-name="P3">Статический анализ:</text:p>
      <text:p text:style-name="P3">Суть: Анализ исходного кода (или промежуточного представления) без его выполнения. Инструменты ищут шаблоны, которые могут указывать на потенциальные ошибки, уязвимости, нарушения стиля кодирования или несоблюдение контрактов.</text:p>
      <text:p text:style-name="P3">Выявляемые ошибки:</text:p>
      <text:p text:style-name="P3">Синтаксические ошибки (обычно перехватываются компилятором).</text:p>
      <text:p text:style-name="P3">Ошибки типизации (TypeErrors).</text:p>
      <text:p text:style-name="P3">Потенциальные Null Pointer Exceptions / Dereference нулевых указателей.</text:p>
      <text:p text:style-name="P3"/>
      <text:p text:style-name="P3">Формальные методы (доказательство корректности):</text:p>
      <text:p text:style-name="P3">Идея:Использование строгих математических методов (логика предикатов, теория моделей, теория типов) для *доказательства* того, что программа всегда удовлетворяет своей формальной спецификации (пред/постусловиям, инвариантам) для всех допустимых входных данных.</text:p>
      <text:p text:style-name="P3">Инвариант цикла: Это предикат (условие), который:</text:p>
      <text:p text:style-name="P3"><text:s text:c="8"/>1. <text:s/>Истинен непосредственно перед первой итерацией цикла (после инициализации).</text:p>
      <text:p text:style-name="P3"><text:soft-page-break/><text:s text:c="8"/>2. <text:s/>Если он истинен в начале произвольной итерации цикла и тело цикла выполняется (условие продолжения истинно), то он остается истинным в конце этой итерации (после выполнения тела).</text:p>
      <text:p text:style-name="P3">Для чего нужен: Инвариант цикла - ключевой инструмент для доказательства корректности циклов. Если инвариант корректен (удовлетворяет условиям 1 и 2), а цикл завершается, то по завершении цикла инвариант *и* условие выхода из цикла будут истинны. Это позволяет строго обосновать, что цикл вычисляет именно то, что задумано. Инвариант фиксирует *прогресс* цикла к цели и *сохранение* необходимых свойств данных на протяжении всех итераций.</text:p>
      <text:p text:style-name="P3"/>
      <text:p text:style-name="P3">Сравнение и применимость:</text:p>
      <text:p text:style-name="P3">Написать исчерпывающие юнит-тесты (проверяющие предусловия, граничные случаи, разные составы списков) для небольшой функции относительно быстро и эффективно. Статический анализ легко проверит типы, использование переменных, простые инварианты. Формальное доказательство здесь избыточно и затратно по времени.</text:p>
      <text:p text:style-name="P3">Большая система (например, ядро ОС, система управления полетами):</text:p>
      <text:p text:style-name="P3">Наиболее подходит: Комбинация всех методов, с акцентом на формальные методы для критически важных компонентов и интенсивное тестирование + статический анализ для всей системы.</text:p>
      <text:p text:style-name="P3">Тестирование: Необходимо, но никогда не сможет покрыть все состояния огромной системы. Незаменимо для интеграции и сложных сценариев.</text:p>
      <text:p text:style-name="P3">Статический анализ: Обязателен для выявления широкого спектра ошибок на ранних этапах в больших кодовых базах, особенно уязвимостей и распространенных багов.</text:p>
      <text:p text:style-name="P3"><text:soft-page-break/>Формальные методы: Ключевой инструмент для критически важных компонентов (алгоритмы шифрования, управление ресурсами, протоколы синхронизации), где цена ошибки чрезвычайно высока. Они позволяют доказать отсутствие целых классов ошибок в специфицированных частях системы. </text:p>
      <text:p text:style-name="P3"/>
      <text:p text:style-name="P2">Практика</text:p>
      <text:p text:style-name="P1">Currencies — 5</text:p>
      <text:p text:style-name="P1">currency_data — 5</text:p>
      <text:p text:style-name="P1">end_date — 4</text:p>
      <text:p text:style-name="P1">start_date — 4</text:p>
      <text:p text:style-name="P1">current_date — 3</text:p>
      <text:p text:style-name="P1">formatted_date — 4</text:p>
      <text:p text:style-name="P1">url — 4</text:p>
      <text:p text:style-name="P1">response — 4</text:p>
      <text:p text:style-name="P1">root — 5</text:p>
      <text:p text:style-name="P1">date_record — 5</text:p>
      <text:p text:style-name="P1">char_code — 5</text:p>
      <text:p text:style-name="P1">value — 3</text:p>
      <text:p text:style-name="P1">nominal — 4</text:p>
      <text:p text:style-name="P1">normalized_value — 4</text:p>
      <text:p text:style-name="P1">a — 1</text:p>
      <text:p text:style-name="P1">b — 1</text:p>
      <text:p text:style-name="P1">r — 1</text:p>
      <text:p text:style-name="P1">op — 1</text:p>
      <text:p text:style-name="P1">arr — 3</text:p>
      <text:p text:style-name="P1">x — 1</text:p>
      <text:p text:style-name="P1">m — 1</text:p>
      <text:p text:style-name="P1">find_max <text:s/>- 5</text:p>
      <text:p text:style-name="P1">calc — 4</text:p>
      <text:p text:style-name="P1"/>
      <text:p text:style-name="P1">AVG</text:p>
      <text:p text:style-name="P1">calc - 4</text:p>
      <text:p text:style-name="P1">find_max — 8</text:p>
      <text:p text:style-name="P1"><text:soft-page-break/>AVG = 6</text:p>
      <text:p text:style-name="P1"/>
      <text:p text:style-name="P1"/>
      <text:p text:style-name="P1">Комментарии</text:p>
      <text:p text:style-name="P1">всего строк — 154</text:p>
      <text:p text:style-name="P1">строк с комментариями — 64</text:p>
      <text:p text:style-name="P1">41% комментариев от всего кода</text:p>
      <text:p text:style-name="P1">слишком много комментариев,но есть и нужные - 3</text:p>
      <text:p text:style-name="P1"/>
      <text:p text:style-name="P1">Структура</text:p>
      <text:p text:style-name="P1">всего строк - 154</text:p>
      <text:p text:style-name="P1">всего символов - 5703</text:p>
      <text:p text:style-name="P1">AVG - 37.032</text:p>
      <text:p text:style-name="P1"/>
      <text:p text:style-name="P1">код соответствует PEP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8:54:48.020360280</meta:creation-date>
    <dc:date>2025-06-06T10:32:29.102461222</dc:date>
    <meta:editing-duration>PT29M13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6" meta:paragraph-count="89" meta:word-count="782" meta:character-count="6280" meta:non-whitespace-character-count="5538"/>
  </office:meta>
</office:document-meta>
</file>